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125in" style:rel-column-width="4500*"/>
    </style:style>
    <style:style style:name="Table1.B" style:family="table-column">
      <style:table-column-properties style:column-width="3.5681in" style:rel-column-width="513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fo:language="en" fo:country="GB" officeooo:rsid="001f2ada" officeooo:paragraph-rsid="002c8d6b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language="en" fo:country="GB" officeooo:paragraph-rsid="002d1066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en" fo:country="GB" officeooo:paragraph-rsid="002c8d6b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language="en" fo:country="GB" officeooo:paragraph-rsid="002d1066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language="en" fo:country="GB" officeooo:paragraph-rsid="002e0e0a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5pt" fo:language="en" fo:country="GB" officeooo:rsid="001f2ada" officeooo:paragraph-rsid="002e0e0a" style:font-size-asian="15pt" style:font-size-complex="12pt"/>
    </style:style>
    <style:style style:name="P7" style:family="paragraph" style:parent-style-name="Text_20_body" style:list-style-name="L4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f8e31" officeooo:paragraph-rsid="001574a4" style:text-blinking="false" fo:background-color="transparent" style:font-size-asian="10.5pt" style:font-weight-asian="normal" style:font-size-complex="12pt" style:font-weight-complex="normal"/>
    </style:style>
    <style:style style:name="P8" style:family="paragraph" style:parent-style-name="Text_20_body" style:list-style-name="L4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574a4" officeooo:paragraph-rsid="001574a4" style:text-blinking="false" fo:background-color="transparent" style:font-size-asian="10.5pt" style:font-weight-asian="normal" style:font-size-complex="12pt" style:font-weight-complex="normal"/>
    </style:style>
    <style:style style:name="P9" style:family="paragraph" style:parent-style-name="Text_20_body" style:list-style-name="L4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705b6" officeooo:paragraph-rsid="001705b6" style:text-blinking="false" fo:background-color="transparent" style:font-size-asian="10.5pt" style:font-weight-asian="normal" style:font-size-complex="12pt" style:font-weight-complex="normal"/>
    </style:style>
    <style:style style:name="P10" style:family="paragraph" style:parent-style-name="Text_20_body" style:list-style-name="L4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8c40d" officeooo:paragraph-rsid="0018c40d" style:text-blinking="false" fo:background-color="transparent" style:font-size-asian="10.5pt" style:font-weight-asian="normal" style:font-size-complex="12pt" style:font-weight-complex="normal"/>
    </style:style>
    <style:style style:name="P11" style:family="paragraph" style:parent-style-name="Text_20_body" style:list-style-name="L4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bcbac" officeooo:paragraph-rsid="001bcbac" style:text-blinking="false" fo:background-color="transparent" style:font-size-asian="10.5pt" style:font-weight-asian="normal" style:font-size-complex="12pt" style:font-weight-complex="normal"/>
    </style:style>
    <style:style style:name="P12" style:family="paragraph" style:parent-style-name="Text_20_body" style:list-style-name="L5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e3c04" officeooo:paragraph-rsid="001e3c04" style:text-blinking="false" fo:background-color="transparent" style:font-size-asian="10.5pt" style:font-weight-asian="normal" style:font-size-complex="12pt" style:font-weight-complex="normal"/>
    </style:style>
    <style:style style:name="P13" style:family="paragraph" style:parent-style-name="Text_20_body" style:list-style-name="L5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f5d51" officeooo:paragraph-rsid="001f5d51" style:text-blinking="false" fo:background-color="transparent" style:font-size-asian="10.5pt" style:font-weight-asian="normal" style:font-size-complex="12pt" style:font-weight-complex="normal"/>
    </style:style>
    <style:style style:name="P14" style:family="paragraph" style:parent-style-name="Text_20_body" style:list-style-name="L4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8fc3c" officeooo:paragraph-rsid="0028fc3c" style:text-blinking="false" fo:background-color="transparent" style:font-size-asian="10.5pt" style:font-weight-asian="normal" style:font-size-complex="12pt" style:font-weight-complex="normal"/>
    </style:style>
    <style:style style:name="P15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0f8e31" officeooo:paragraph-rsid="002192fe" style:text-blinking="false" fo:background-color="transparent" style:font-size-asian="12pt" style:font-weight-asian="bold" style:font-size-complex="12pt" style:font-weight-complex="bold"/>
    </style:style>
    <style:style style:name="P16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bold" officeooo:rsid="000f8e31" officeooo:paragraph-rsid="000f8e31" style:text-blinking="false" fo:background-color="transparent" style:font-size-asian="15pt" style:font-weight-asian="bold" style:font-size-complex="15pt" style:font-weight-complex="bold"/>
    </style:style>
    <style:style style:name="P17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bold" officeooo:rsid="000f8e31" officeooo:paragraph-rsid="00145fc8" style:text-blinking="false" fo:background-color="transparent" style:font-size-asian="15pt" style:font-weight-asian="bold" style:font-size-complex="15pt" style:font-weight-complex="bold"/>
    </style:style>
    <style:style style:name="P18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bold" officeooo:rsid="000f8e31" officeooo:paragraph-rsid="001bcbac" style:text-blinking="false" fo:background-color="transparent" style:font-size-asian="15pt" style:font-weight-asian="bold" style:font-size-complex="15pt" style:font-weight-complex="bold"/>
    </style:style>
    <style:style style:name="P19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bold" officeooo:rsid="000f8e31" officeooo:paragraph-rsid="002192fe" style:text-blinking="false" fo:background-color="transparent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officeooo:paragraph-rsid="000f8e31" style:text-blinking="false" fo:background-color="transparent" style:font-size-asian="20pt" style:font-size-complex="20pt"/>
    </style:style>
    <style:style style:name="P21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officeooo:rsid="002b43f1" officeooo:paragraph-rsid="002b43f1" style:text-blinking="false" fo:background-color="transparent" style:font-size-asian="20pt" style:font-size-complex="20pt"/>
    </style:style>
    <style:style style:name="P22" style:family="paragraph" style:parent-style-name="Text_20_body">
      <style:text-properties style:font-name="Times New Roman" fo:font-size="15pt" fo:font-weight="bold" officeooo:paragraph-rsid="002192fe" style:font-size-asian="15pt" style:font-size-complex="15pt"/>
    </style:style>
    <style:style style:name="P23" style:family="paragraph" style:parent-style-name="Text_20_body">
      <style:text-properties fo:font-size="15pt" fo:font-weight="bold" officeooo:paragraph-rsid="000f8e31" style:font-size-asian="15pt" style:font-weight-asian="bold" style:font-size-complex="15pt" style:font-weight-complex="bold"/>
    </style:style>
    <style:style style:name="P24" style:family="paragraph" style:parent-style-name="Text_20_body" style:list-style-name="L3">
      <style:text-properties fo:font-size="12pt" fo:font-weight="normal" officeooo:rsid="000f8e31" officeooo:paragraph-rsid="000f8e31" style:font-size-asian="10.5pt" style:font-weight-asian="normal" style:font-size-complex="12pt" style:font-weight-complex="normal"/>
    </style:style>
    <style:style style:name="P25" style:family="paragraph" style:parent-style-name="Text_20_body" style:list-style-name="L3">
      <style:text-properties fo:font-size="12pt" fo:font-weight="normal" officeooo:rsid="00118d70" officeooo:paragraph-rsid="00118d70" style:font-size-asian="10.5pt" style:font-weight-asian="normal" style:font-size-complex="12pt" style:font-weight-complex="normal"/>
    </style:style>
    <style:style style:name="P26" style:family="paragraph" style:parent-style-name="Text_20_body" style:list-style-name="L3">
      <style:text-properties fo:font-size="12pt" fo:font-weight="normal" officeooo:rsid="00135bb9" officeooo:paragraph-rsid="00135bb9" style:font-size-asian="10.5pt" style:font-weight-asian="normal" style:font-size-complex="12pt" style:font-weight-complex="normal"/>
    </style:style>
    <style:style style:name="P27" style:family="paragraph" style:parent-style-name="Text_20_body" style:list-style-name="L3">
      <style:text-properties fo:font-size="12pt" fo:font-weight="normal" officeooo:rsid="00277459" officeooo:paragraph-rsid="00277459" style:font-size-asian="10.5pt" style:font-weight-asian="normal" style:font-size-complex="12pt" style:font-weight-complex="normal"/>
    </style:style>
    <style:style style:name="T1" style:family="text">
      <style:text-properties fo:font-weight="normal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0f8e31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2604c0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277459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0f8e31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2a8efc" style:text-blinking="false" fo:background-color="transparent" loext:char-shading-value="0" style:font-weight-asian="bold" style:font-weight-complex="bold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5pt" officeooo:rsid="001f2ada" style:font-size-asian="15pt"/>
    </style:style>
    <style:style style:name="T10" style:family="text">
      <style:text-properties style:font-name="Times New Roman" fo:font-size="15pt" officeooo:rsid="0020e6f5" style:font-size-asian="15pt"/>
    </style:style>
    <style:style style:name="T11" style:family="text">
      <style:text-properties style:font-name="Times New Roman" officeooo:rsid="001f2ada"/>
    </style:style>
    <style:style style:name="T12" style:family="text">
      <style:text-properties style:font-name="Times New Roman" fo:font-size="12pt" style:font-size-asian="12pt"/>
    </style:style>
    <style:style style:name="T13" style:family="text">
      <style:text-properties style:font-name="Times New Roman" fo:font-size="12pt" officeooo:rsid="0020e6f5" style:font-size-asian="12pt"/>
    </style:style>
    <style:style style:name="T14" style:family="text">
      <style:text-properties style:font-name="Times New Roman" fo:font-size="12pt" officeooo:rsid="001f2ada" style:font-size-asian="12pt"/>
    </style:style>
    <style:style style:name="T15" style:family="text">
      <style:text-properties style:font-name="Times New Roman" officeooo:rsid="0020e6f5"/>
    </style:style>
    <style:style style:name="T16" style:family="text">
      <style:text-properties officeooo:rsid="00145fc8"/>
    </style:style>
    <style:style style:name="T17" style:family="text">
      <style:text-properties officeooo:rsid="001bcbac"/>
    </style:style>
    <style:style style:name="T18" style:family="text">
      <style:text-properties style:font-weight-asian="bold" style:font-weight-complex="bold"/>
    </style:style>
    <style:style style:name="T19" style:family="text">
      <style:text-properties officeooo:rsid="000f8e31" style:font-weight-asian="bold" style:font-weight-complex="bold"/>
    </style:style>
    <style:style style:name="T20" style:family="text">
      <style:text-properties officeooo:rsid="002a8efc" style:font-weight-asian="bold" style:font-weight-complex="bold"/>
    </style:style>
    <style:style style:name="T21" style:family="text">
      <style:text-properties officeooo:rsid="0028fc3c"/>
    </style:style>
    <style:style style:name="T22" style:family="text">
      <style:text-properties officeooo:rsid="002a8efc"/>
    </style:style>
    <style:style style:name="T23" style:family="text">
      <style:text-properties style:text-position="super 58%"/>
    </style:style>
    <style:style style:name="T24" style:family="text">
      <style:text-properties style:text-position="super 58%" style:font-weight-asian="bold" style:font-weight-complex="bold"/>
    </style:style>
    <style:style style:name="T25" style:family="text">
      <style:text-properties style:text-position="super 58%" officeooo:rsid="001f2ada"/>
    </style:style>
    <style:style style:name="T26" style:family="text">
      <style:text-properties style:text-position="super 58%" style:font-name="Times New Roman" fo:font-size="15pt" officeooo:rsid="001f2ada" style:font-size-asian="15pt"/>
    </style:style>
    <style:style style:name="T27" style:family="text">
      <style:text-properties style:text-position="super 58%" style:font-name="Times New Roman" fo:font-size="15pt" officeooo:rsid="0020e6f5" style:font-size-asian="15pt"/>
    </style:style>
    <style:style style:name="T28" style:family="text">
      <style:text-properties style:text-position="super 58%" style:font-name="Times New Roman" officeooo:rsid="001f2ada"/>
    </style:style>
    <style:style style:name="T29" style:family="text">
      <style:text-properties style:text-position="super 58%" style:font-name="Times New Roman" fo:font-size="12pt" officeooo:rsid="001f2ada" style:font-size-asian="12pt"/>
    </style:style>
    <style:style style:name="T30" style:family="text">
      <style:text-properties style:text-position="super 58%" style:font-name="Times New Roman" officeooo:rsid="0020e6f5"/>
    </style:style>
    <style:style style:name="T31" style:family="text">
      <style:text-properties style:text-position="super 58%" officeooo:rsid="0020e6f5"/>
    </style:style>
    <style:style style:name="T32" style:family="text">
      <style:text-properties style:text-position="0% 100%"/>
    </style:style>
    <style:style style:name="T33" style:family="text">
      <style:text-properties officeooo:rsid="001f2ada"/>
    </style:style>
    <style:style style:name="T34" style:family="text">
      <style:text-properties officeooo:rsid="0020e6f5"/>
    </style:style>
    <style:style style:name="T35" style:family="text">
      <style:text-properties officeooo:rsid="00264f7f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9">Modélisation, Simulation multi-niveau pour l’optimisation de politiques de vaccination</text:span></text:p>
      <text:p text:style-name="P21"><text:span text:style-name="T19">O</text:span><text:span text:style-name="T18">ct 1</text:span><text:span text:style-name="T24">st</text:span><text:span text:style-name="T18"> 2012 – Mar 2016</text:span></text:p>
      <text:p text:style-name="P16"><text:tab/><text:tab/><text:tab/><text:tab/><text:tab/>TRAN Thi Cam Giang, Jean Daniel ZUCKER, <text:tab/><text:tab/><text:tab/><text:tab/><text:tab/>Marc CHOISY, Yann CHEVALEYRE</text:p>
      <text:p text:style-name="P23"><text:span text:style-name="T3">I. State of the art</text:span>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6">Sep <text:span text:style-name="T35">2015</text:span></text:p>
          </table:table-cell>
          <table:table-cell table:style-name="Table5.B1" office:value-type="string">
            <text:p text:style-name="P6">Oct 2015</text:p>
          </table:table-cell>
        </table:table-row>
      </table:table>
      <text:p text:style-name="P23"><text:span text:style-name="T3"/></text:p>
      <text:list xml:id="list1182930079963057633" text:style-name="L3">
        <text:list-item>
          <text:p text:style-name="P24"><text:span text:style-name="T2">Epidemiology (and monitoring)</text:span></text:p>
          <text:list>
            <text:list-item>
              <text:p text:style-name="P24"><text:span text:style-name="T2">Epidemiology</text:span></text:p>
            </text:list-item>
            <text:list-item>
              <text:p text:style-name="P24"><text:span text:style-name="T2">Control</text:span></text:p>
            </text:list-item>
          </text:list>
        </text:list-item>
        <text:list-item>
          <text:p text:style-name="P24"><text:span text:style-name="T4">Dynamics/ spatial </text:span><text:span text:style-name="T2">structures (théorie métapopulations, réseaux, etc. . . )</text:span></text:p>
        </text:list-item>
        <text:list-item>
          <text:p text:style-name="P24"><text:span text:style-name="T4">Stochastic simulation Algorithms</text:span></text:p>
          <text:list>
            <text:list-item>
              <text:p text:style-name="P25"><text:span text:style-name="T2">Exact stochastic simulation</text:span></text:p>
              <text:list>
                <text:list-item>
                  <text:p text:style-name="P25"><text:span text:style-name="T2">First reaction method (FRM)/Direct method (DM)/</text:span><text:span text:style-name="T5">N</text:span><text:span text:style-name="T2">ext Reaction Method (NRM)</text:span></text:p>
                </text:list-item>
                <text:list-item>
                  <text:p text:style-name="P25"><text:span text:style-name="T2">Compare the direct method (DM) to the next reaction method (NRM), which algorithm is most efficient?</text:span></text:p>
                </text:list-item>
              </text:list>
            </text:list-item>
            <text:list-item>
              <text:p text:style-name="P25"><text:span text:style-name="T2">Approximate methods</text:span></text:p>
              <text:list>
                <text:list-item>
                  <text:p text:style-name="P25"><text:span text:style-name="T2">τ − leaping method</text:span></text:p>
                </text:list-item>
                <text:list-item>
                  <text:p text:style-name="P27"><text:span text:style-name="T2">Adaptive tau-leaping method</text:span></text:p>
                </text:list-item>
              </text:list>
            </text:list-item>
            <text:list-item>
              <text:p text:style-name="P26"><text:span text:style-name="T2">Hybrid and multiscale methods</text:span></text:p>
            </text:list-item>
          </text:list>
        </text:list-item>
        <text:list-item>
          <text:p text:style-name="P26"><text:span text:style-name="T2">Reinforcement learning</text:span></text:p>
        </text:list-item>
      </text:list>
      <text:p text:style-name="P17">II. <text:span text:style-name="T16">DIZZYS : Description du modèl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ov 1<text:span text:style-name="T23">st</text:span> 2015 → Nov 15<text:span text:style-name="T23">th</text:span> 2015</text:p>
          </table:table-cell>
          <table:table-cell table:style-name="Table1.B1" office:value-type="string">
            <text:p text:style-name="P3"><text:span text:style-name="T33">Nov </text:span><text:span text:style-name="T11">15</text:span><text:span text:style-name="T28">th</text:span><text:span text:style-name="T33"> 2015 <text:s/>→ </text:span><text:span text:style-name="T11">Nov 30</text:span><text:span text:style-name="T28">th </text:span><text:span text:style-name="T11">2015</text:span></text:p>
          </table:table-cell>
        </table:table-row>
      </table:table>
      <text:p text:style-name="P17"/>
      <text:list xml:id="list1760338051454067249" text:style-name="L4">
        <text:list-item>
          <text:p text:style-name="P7"><text:span text:style-name="T21">Epidemiological</text:span> models</text:p>
          <text:list>
            <text:list-item>
              <text:p text:style-name="P8">SIR model</text:p>
            </text:list-item>
            <text:list-item>
              <text:p text:style-name="P8">SEIR model</text:p>
            </text:list-item>
          </text:list>
        </text:list-item>
        <text:list-item>
          <text:p text:style-name="P8">Infection force <text:span text:style-name="T21">proposed by YANN</text:span></text:p>
        </text:list-item>
        <text:list-item>
          <text:p text:style-name="P9"><text:soft-page-break/>The equilibrium state <text:span text:style-name="T21">for the SEIR model.</text:span></text:p>
        </text:list-item>
        <text:list-item>
          <text:p text:style-name="P14">Improvement on the exact method “DIRECT METHOD” of a single population to a metapopulation of n subpopulations</text:p>
        </text:list-item>
        <text:list-item>
          <text:p text:style-name="P9">DIZZYS : Description of package dizzys</text:p>
          <text:list>
            <text:list-item>
              <text:p text:style-name="P9">Introduction</text:p>
            </text:list-item>
            <text:list-item>
              <text:p text:style-name="P9">Methods</text:p>
              <text:list>
                <text:list-item>
                  <text:p text:style-name="P9">Deterministic SEIR model:</text:p>
                </text:list-item>
                <text:list-item>
                  <text:p text:style-name="P9">Stochastic models:</text:p>
                  <text:list>
                    <text:list-item>
                      <text:p text:style-name="P9">Direct method</text:p>
                    </text:list-item>
                    <text:list-item>
                      <text:p text:style-name="P9">Adaptive tau-leaping algorithm</text:p>
                    </text:list-item>
                  </text:list>
                </text:list-item>
                <text:list-item>
                  <text:p text:style-name="P9">Transformation SEIR model into SIR model</text:p>
                </text:list-item>
              </text:list>
            </text:list-item>
            <text:list-item>
              <text:p text:style-name="P10">Example</text:p>
              <text:list>
                <text:list-item>
                  <text:p text:style-name="P10">Example 1</text:p>
                </text:list-item>
                <text:list-item>
                  <text:p text:style-name="P10">Example ….</text:p>
                </text:list-item>
              </text:list>
            </text:list-item>
            <text:list-item>
              <text:p text:style-name="P11">Comparison between the package “dizzys” and other packages</text:p>
            </text:list-item>
            <text:list-item>
              <text:p text:style-name="P11">Conclusion</text:p>
            </text:list-item>
          </text:list>
        </text:list-item>
      </text:list>
      <text:p text:style-name="P18">III. <text:span text:style-name="T17">Relation structure/ spatial dynamics and persistence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"><text:span text:style-name="T34">Dec 1</text:span><text:span text:style-name="T25">st </text:span><text:span text:style-name="T33">2015 <text:s/>→ Dec 15</text:span><text:span text:style-name="T25">th </text:span><text:span text:style-name="T33">2015</text:span></text:p>
          </table:table-cell>
          <table:table-cell table:style-name="Table2.B1" office:value-type="string">
            <text:p text:style-name="P2"><text:span text:style-name="T33">Nov 15</text:span><text:span text:style-name="T25">th</text:span><text:span text:style-name="T33"> 2015 <text:s/>→ Nov 30</text:span><text:span text:style-name="T25">th </text:span><text:span text:style-name="T33">2015</text:span></text:p>
          </table:table-cell>
        </table:table-row>
      </table:table>
      <text:p text:style-name="P18"/>
      <text:list xml:id="list2738258659305185604" text:style-name="L5">
        <text:list-item>
          <text:p text:style-name="P12">Introduction</text:p>
        </text:list-item>
        <text:list-item>
          <text:p text:style-name="P12">Material and methods</text:p>
          <text:list>
            <text:list-item>
              <text:p text:style-name="P12">Material </text:p>
              <text:list>
                <text:list-item>
                  <text:p text:style-name="P12">Deterministic model for many subpopulations</text:p>
                </text:list-item>
                <text:list-item>
                  <text:p text:style-name="P12">Stochastic model for many subpopulations</text:p>
                </text:list-item>
                <text:list-item>
                  <text:p text:style-name="P12">Spatial structures</text:p>
                </text:list-item>
              </text:list>
            </text:list-item>
            <text:list-item>
              <text:p text:style-name="P12">Methods</text:p>
              <text:list>
                <text:list-item>
                  <text:p text:style-name="P12">Stationary distribution in metapopulation</text:p>
                </text:list-item>
                <text:list-item>
                  <text:p text:style-name="P12">Global persistence in a metapopulation</text:p>
                </text:list-item>
                <text:list-item>
                  <text:p text:style-name="P12">Characterization of synchrony</text:p>
                </text:list-item>
              </text:list>
            </text:list-item>
          </text:list>
        </text:list-item>
        <text:list-item>
          <text:p text:style-name="P12">Plan of experience</text:p>
          <text:list>
            <text:list-item>
              <text:p text:style-name="P13">Quantifying disease persistence in the simplest metapopulation</text:p>
            </text:list-item>
            <text:list-item>
              <text:p text:style-name="P13"><text:soft-page-break/>Quantifying global extinction and asynchrony level φ max</text:p>
            </text:list-item>
            <text:list-item>
              <text:p text:style-name="P13">Influence of other parameters on the mass extinction rate</text:p>
            </text:list-item>
            <text:list-item>
              <text:p text:style-name="P13">Stochastic metapopulation simulations</text:p>
            </text:list-item>
          </text:list>
        </text:list-item>
        <text:list-item>
          <text:p text:style-name="P13">Results </text:p>
          <text:list>
            <text:list-item>
              <text:p text:style-name="P13">Quantifying disease persistence in the simplest metapopulation</text:p>
            </text:list-item>
            <text:list-item>
              <text:p text:style-name="P13">Quantifying global extinction rate and asynchrony level φ max</text:p>
            </text:list-item>
            <text:list-item>
              <text:p text:style-name="P13">Influence of other parameters on global extinction rate</text:p>
              <text:list>
                <text:list-item>
                  <text:p text:style-name="P13">Number of subpopulation in a metapopulation</text:p>
                </text:list-item>
                <text:list-item>
                  <text:p text:style-name="P13">Influence of the metapopulation size</text:p>
                </text:list-item>
                <text:list-item>
                  <text:p text:style-name="P13">Coupling rate</text:p>
                </text:list-item>
              </text:list>
            </text:list-item>
          </text:list>
        </text:list-item>
        <text:list-item>
          <text:p text:style-name="P13">Discussion and Conclusion</text:p>
        </text:list-item>
      </text:list>
      <text:p text:style-name="P19">IV. <text:span text:style-name="T21">Disease control by </text:span>reinforcement learning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<text:span text:style-name="T34">Dec 15</text:span><text:span text:style-name="T31">th</text:span><text:span text:style-name="T34"> </text:span><text:span text:style-name="T25"><text:s/></text:span><text:span text:style-name="T33">2015 <text:s/>→ </text:span><text:span text:style-name="T15">Dec 30</text:span><text:span text:style-name="T28">th </text:span><text:span text:style-name="T11">2015</text:span><text:span text:style-name="T8"> </text:span></text:p>
          </table:table-cell>
        </table:table-row>
      </table:table>
      <text:p text:style-name="P15"><text:span text:style-name="T1"/></text:p>
      <text:p text:style-name="P22"><text:span text:style-name="T6">V. Conclusion </text:span><text:span text:style-name="T7">and perspective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"><text:span text:style-name="T34">Jan 1</text:span><text:span text:style-name="T31">st</text:span><text:span text:style-name="T25"> </text:span><text:span text:style-name="T33">2016 <text:s/>→ </text:span><text:span text:style-name="T15">Jan 15</text:span><text:span text:style-name="T30">th</text:span><text:span text:style-name="T15"> 2016</text:span></text:p>
          </table:table-cell>
        </table:table-row>
      </table:table>
      <text:p text:style-name="P22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4:59:20.087600018</meta:creation-date>
    <dc:date>2015-11-23T16:44:52.333568833</dc:date>
    <meta:editing-duration>PT1H41M26S</meta:editing-duration>
    <meta:editing-cycles>25</meta:editing-cycles>
    <meta:generator>LibreOffice/4.2.8.2$Linux_X86_64 LibreOffice_project/420m0$Build-2</meta:generator>
    <meta:document-statistic meta:table-count="5" meta:image-count="0" meta:object-count="0" meta:page-count="3" meta:paragraph-count="71" meta:word-count="389" meta:character-count="2437" meta:non-whitespace-character-count="2152"/>
  </office:meta>
</office:document-meta>
</file>